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ffffff"/>
    </style:style>
    <style:style style:name="gr1" style:family="graphic" style:parent-style-name="standard">
      <style:graphic-properties draw:textarea-horizontal-align="justify" draw:textarea-vertical-align="middle" draw:auto-grow-height="false" fo:min-height="1.398cm" fo:min-width="1.989cm" fo:wrap-option="no-wrap"/>
    </style:style>
    <style:style style:name="gr2" style:family="graphic" style:parent-style-name="standard">
      <style:graphic-properties svg:stroke-width="0.018cm" svg:stroke-color="#000000" draw:marker-start-width="0.227cm" draw:marker-end-width="0.227cm" draw:textarea-vertical-align="middle" fo:padding-top="0.134cm" fo:padding-bottom="0.134cm" fo:padding-left="0.259cm" fo:padding-right="0.259cm"/>
    </style:style>
    <style:style style:name="gr3" style:family="graphic" style:parent-style-name="standard">
      <style:graphic-properties draw:fill-color="#cccccc" draw:opacity="50%" draw:textarea-horizontal-align="right" draw:textarea-vertical-align="bottom" draw:auto-grow-height="false" fo:min-height="7.37cm" fo:min-width="11.882cm"/>
    </style:style>
    <style:style style:name="gr4" style:family="graphic" style:parent-style-name="standard">
      <style:graphic-properties draw:textarea-horizontal-align="justify" draw:textarea-vertical-align="middle" draw:auto-grow-height="false" fo:min-height="0.648cm" fo:min-width="0.398cm"/>
    </style:style>
    <style:style style:name="gr5" style:family="graphic" style:parent-style-name="standard">
      <style:graphic-properties draw:textarea-horizontal-align="justify" draw:textarea-vertical-align="middle" draw:auto-grow-height="false" fo:min-height="1.02cm" fo:min-width="3.31cm"/>
    </style:style>
    <style:style style:name="gr6" style:family="graphic" style:parent-style-name="standard">
      <style:graphic-properties draw:fill-color="#ff6600" draw:textarea-horizontal-align="justify" draw:textarea-vertical-align="middle" draw:auto-grow-height="false" fo:min-height="1.02cm" fo:min-width="2.04cm"/>
    </style:style>
    <style:style style:name="gr7" style:family="graphic" style:parent-style-name="standard">
      <style:graphic-properties svg:stroke-width="0.018cm" svg:stroke-color="#000000" draw:marker-start-width="0.227cm" draw:marker-end-width="0.227cm" draw:textarea-vertical-align="middle" fo:padding-top="0.134cm" fo:padding-bottom="0.134cm" fo:padding-left="0.259cm" fo:padding-right="0.259cm"/>
    </style:style>
    <style:style style:name="gr8" style:family="graphic" style:parent-style-name="standard">
      <style:graphic-properties draw:textarea-horizontal-align="justify" draw:textarea-vertical-align="middle" draw:auto-grow-height="false" fo:min-height="4.83cm" fo:min-width="0.77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loext:graphic-properties draw:fill-color="#cccccc" draw:opacity="50%"/>
      <style:paragraph-properties fo:text-align="center"/>
      <style:text-properties fo:font-size="12pt" style:font-size-asian="12pt" style:font-size-complex="12pt"/>
    </style:style>
    <style:style style:name="P4" style:family="paragraph">
      <style:paragraph-properties fo:text-align="center"/>
      <style:text-properties fo:font-size="12pt" style:font-size-asian="12pt" style:font-size-complex="12pt"/>
    </style:style>
    <style:style style:name="P5" style:family="paragraph">
      <loext:graphic-properties draw:fill-color="#ff6600"/>
      <style:paragraph-properties fo:text-align="center"/>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81cm" svg:height="2.54cm" svg:x="8.62cm" svg:y="7.35cm">
          <text:p text:style-name="P1">VP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2" draw:layer="layout" draw:line-skew="-0.636cm" svg:x1="12.43cm" svg:y1="8.62cm" svg:x2="14.97cm" svg:y2="6.08cm" draw:start-shape="id1" draw:start-glue-point="1" draw:end-shape="id2" draw:end-glue-point="3" svg:d="M12430 8620h635v-2540h1905" svg:viewBox="0 0 2541 2541">
          <text:p/>
        </draw:connector>
        <draw:custom-shape draw:style-name="gr3" draw:text-style-name="P3" draw:layer="layout" svg:width="12.382cm" svg:height="7.62cm" svg:x="14.335cm" svg:y="1.635cm">
          <text:p text:style-name="P1"><text:span text:style-name="T1">Lab Site 1</text:span></text:p>
          <draw:enhanced-geometry svg:viewBox="0 0 21600 21600" draw:type="rectangle" draw:enhanced-path="M 0 0 L 21600 0 21600 21600 0 21600 0 0 Z N"/>
        </draw:custom-shape>
        <draw:custom-shape draw:style-name="gr4" draw:text-style-name="P4" xml:id="id3" draw:id="id3" draw:layer="layout" svg:width="1.27cm" svg:height="1.27cm" svg:x="6.08cm" svg:y="4.81cm">
          <text:p text:style-name="P1"><text:span text:style-name="T1"/></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4" xml:id="id4" draw:id="id4" draw:layer="layout" svg:width="1.27cm" svg:height="1.27cm" svg:x="6.08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2" draw:text-style-name="P2" draw:layer="layout" svg:x1="7.35cm" svg:y1="5.445cm" svg:x2="8.62cm" svg:y2="8.62cm" draw:start-shape="id3" draw:start-glue-point="10" draw:end-shape="id1" draw:end-glue-point="3" svg:d="M7350 5445h636v3175h634" svg:viewBox="0 0 1271 3176">
          <text:p/>
        </draw:connector>
        <draw:connector draw:style-name="gr2" draw:text-style-name="P2" draw:layer="layout" svg:x1="7.35cm" svg:y1="10.525cm" svg:x2="8.62cm" svg:y2="8.62cm" draw:start-shape="id4" draw:start-glue-point="10" draw:end-shape="id1" draw:end-glue-point="3" svg:d="M7350 10525h636v-1905h634" svg:viewBox="0 0 1271 1906">
          <text:p/>
        </draw:connector>
        <draw:custom-shape draw:style-name="gr5" draw:text-style-name="P4" xml:id="id5" draw:id="id5" draw:layer="layout" svg:width="3.81cm" svg:height="1.27cm" svg:x="17.51cm" svg:y="2.27cm">
          <draw:glue-point draw:id="4" svg:x="-1.666cm" svg:y="-5cm"/>
          <draw:glue-point draw:id="5" svg:x="-3.333cm" svg:y="-5cm"/>
          <draw:glue-point draw:id="6" svg:x="1.666cm" svg:y="-5cm"/>
          <draw:glue-point draw:id="7" svg:x="3.333cm" svg:y="-5cm"/>
          <draw:glue-point draw:id="8" svg:x="1.666cm" svg:y="5cm"/>
          <draw:glue-point draw:id="9" svg:x="3.333cm" svg:y="5cm"/>
          <draw:glue-point draw:id="10" svg:x="-1.666cm" svg:y="5cm"/>
          <draw:glue-point draw:id="11" svg:x="-3.333cm" svg:y="5cm"/>
          <text:p text:style-name="P1"><text:span text:style-name="T1">raspberry pi</text:span></text:p>
          <draw:enhanced-geometry svg:viewBox="0 0 21600 21600" draw:type="rectangle" draw:enhanced-path="M 0 0 L 21600 0 21600 21600 0 21600 0 0 Z N"/>
        </draw:custom-shape>
        <draw:custom-shape draw:style-name="gr6" draw:text-style-name="P5" xml:id="id6" draw:id="id6" draw:layer="layout" svg:width="2.54cm" svg:height="1.27cm" svg:x="23.86cm" svg:y="2.27cm">
          <text:p text:style-name="P1">DUT</text:p>
          <draw:enhanced-geometry svg:viewBox="0 0 21600 21600" draw:type="rectangle" draw:enhanced-path="M 0 0 L 21600 0 21600 21600 0 21600 0 0 Z N"/>
        </draw:custom-shape>
        <draw:connector draw:style-name="gr7" draw:text-style-name="P2" draw:layer="layout" svg:x1="19.415cm" svg:y1="2.27cm" svg:x2="25.13cm" svg:y2="2.27cm" draw:start-shape="id5" draw:start-glue-point="0" draw:end-shape="id6" draw:end-glue-point="0" svg:d="M19415 2270v-501h5715v501" svg:viewBox="0 0 5716 502">
          <text:p text:style-name="P1"><text:span text:style-name="T2">USB (UART)</text:span></text:p>
        </draw:connector>
        <draw:custom-shape draw:style-name="gr8" draw:text-style-name="P4" xml:id="id2" draw:id="id2" draw:layer="layout" svg:width="1.27cm" svg:height="5.08cm" svg:x="14.97cm" svg:y="3.54cm">
          <draw:glue-point draw:id="4" svg:x="5cm" svg:y="-2.5cm"/>
          <draw:glue-point draw:id="5" svg:x="5cm" svg:y="2.5cm"/>
          <text:p text:style-name="P1"><text:span text:style-name="T1">ETH</text:span></text:p>
          <text:p text:style-name="P1"><text:span text:style-name="T1">switch</text:span></text:p>
          <draw:enhanced-geometry svg:viewBox="0 0 21600 21600" draw:type="rectangle" draw:enhanced-path="M 0 0 L 21600 0 21600 21600 0 21600 0 0 Z N"/>
        </draw:custom-shape>
        <draw:connector draw:style-name="gr2" draw:text-style-name="P2" draw:layer="layout" svg:x1="15.605cm" svg:y1="3.54cm" svg:x2="17.51cm" svg:y2="2.905cm" draw:start-shape="id2" draw:start-glue-point="0" draw:end-shape="id5" draw:end-glue-point="3" svg:d="M15605 3540v-635h1905" svg:viewBox="0 0 1906 636">
          <text:p/>
        </draw:connector>
        <draw:connector draw:style-name="gr2" draw:text-style-name="P2" draw:layer="layout" svg:x1="16.24cm" svg:y1="4.81cm" svg:x2="25.13cm" svg:y2="3.54cm" draw:start-shape="id2" draw:start-glue-point="4" draw:end-shape="id6" draw:end-glue-point="2" svg:d="M16240 4810h8890v-1270" svg:viewBox="0 0 8891 1271">
          <text:p/>
        </draw:connector>
        <draw:connector draw:style-name="gr7" draw:text-style-name="P2" draw:layer="layout" svg:x1="21.32cm" svg:y1="2.905cm" svg:x2="23.86cm" svg:y2="2.905cm" draw:start-shape="id5" draw:start-glue-point="1" draw:end-shape="id6" svg:d="M21320 2905h2540" svg:viewBox="0 0 2541 1">
          <text:p text:style-name="P1"><text:span text:style-name="T2">USB</text:span></text:p>
          <text:p text:style-name="P1"><text:span text:style-name="T2">(prog)</text:span></text:p>
        </draw:connector>
        <draw:custom-shape draw:style-name="gr5" draw:text-style-name="P4" xml:id="id7" draw:id="id7" draw:layer="layout" svg:width="3.81cm" svg:height="1.27cm" svg:x="17.51cm" svg:y="6.08cm">
          <draw:glue-point draw:id="4" svg:x="-1.666cm" svg:y="-5cm"/>
          <draw:glue-point draw:id="5" svg:x="-3.333cm" svg:y="-5cm"/>
          <draw:glue-point draw:id="6" svg:x="1.666cm" svg:y="-5cm"/>
          <draw:glue-point draw:id="7" svg:x="3.333cm" svg:y="-5cm"/>
          <draw:glue-point draw:id="8" svg:x="1.666cm" svg:y="5cm"/>
          <draw:glue-point draw:id="9" svg:x="3.333cm" svg:y="5cm"/>
          <draw:glue-point draw:id="10" svg:x="-1.666cm" svg:y="5cm"/>
          <draw:glue-point draw:id="11" svg:x="-3.333cm" svg:y="5cm"/>
          <text:p text:style-name="P1"><text:span text:style-name="T1">raspberry pi</text:span></text:p>
          <draw:enhanced-geometry svg:viewBox="0 0 21600 21600" draw:type="rectangle" draw:enhanced-path="M 0 0 L 21600 0 21600 21600 0 21600 0 0 Z N"/>
        </draw:custom-shape>
        <draw:custom-shape draw:style-name="gr6" draw:text-style-name="P5" xml:id="id8" draw:id="id8" draw:layer="layout" svg:width="2.54cm" svg:height="1.27cm" svg:x="23.86cm" svg:y="6.08cm">
          <text:p text:style-name="P1">DUT</text:p>
          <draw:enhanced-geometry svg:viewBox="0 0 21600 21600" draw:type="rectangle" draw:enhanced-path="M 0 0 L 21600 0 21600 21600 0 21600 0 0 Z N"/>
        </draw:custom-shape>
        <draw:connector draw:style-name="gr7" draw:text-style-name="P2" draw:layer="layout" svg:x1="19.415cm" svg:y1="6.08cm" svg:x2="25.13cm" svg:y2="6.08cm" draw:start-shape="id7" draw:start-glue-point="0" draw:end-shape="id8" draw:end-glue-point="0" svg:d="M19415 6080v-501h5715v501" svg:viewBox="0 0 5716 502">
          <text:p text:style-name="P1"><text:span text:style-name="T2">USB (UART)</text:span></text:p>
        </draw:connector>
        <draw:connector draw:style-name="gr2" draw:text-style-name="P2" draw:layer="layout" draw:line-skew="-3.175cm" svg:x1="16.24cm" svg:y1="7.35cm" svg:x2="25.13cm" svg:y2="7.35cm" draw:start-shape="id2" draw:start-glue-point="5" draw:end-shape="id8" draw:end-glue-point="2" svg:d="M16240 7350h635v501h8255v-501" svg:viewBox="0 0 8891 502">
          <text:p/>
        </draw:connector>
        <draw:connector draw:style-name="gr7" draw:text-style-name="P2" draw:layer="layout" svg:x1="21.32cm" svg:y1="6.715cm" svg:x2="23.86cm" svg:y2="6.715cm" draw:start-shape="id7" draw:start-glue-point="1" draw:end-shape="id8" svg:d="M21320 6715h2540" svg:viewBox="0 0 2541 1">
          <text:p text:style-name="P1"><text:span text:style-name="T2">USB</text:span></text:p>
          <text:p text:style-name="P1"><text:span text:style-name="T2">(prog)</text:span></text:p>
        </draw:connector>
        <draw:connector draw:style-name="gr2" draw:text-style-name="P2" draw:layer="layout" svg:x1="16.24cm" svg:y1="6.08cm" svg:x2="17.51cm" svg:y2="6.715cm" draw:start-shape="id2" draw:start-glue-point="1" draw:end-shape="id7" draw:end-glue-point="3" svg:d="M16240 6080h635v635h635" svg:viewBox="0 0 1271 636">
          <text:p/>
        </draw:connector>
        <draw:custom-shape draw:style-name="gr3" draw:text-style-name="P3" draw:layer="layout" svg:width="12.382cm" svg:height="7.62cm" svg:x="14.335cm" svg:y="9.89cm">
          <text:p text:style-name="P1"><text:span text:style-name="T1">Lab Site n</text:span></text:p>
          <draw:enhanced-geometry svg:viewBox="0 0 21600 21600" draw:type="rectangle" draw:enhanced-path="M 0 0 L 21600 0 21600 21600 0 21600 0 0 Z N"/>
        </draw:custom-shape>
        <draw:custom-shape draw:style-name="gr5" draw:text-style-name="P4" xml:id="id9" draw:id="id9" draw:layer="layout" svg:width="3.81cm" svg:height="1.27cm" svg:x="17.51cm" svg:y="10.525cm">
          <draw:glue-point draw:id="4" svg:x="-1.666cm" svg:y="-5cm"/>
          <draw:glue-point draw:id="5" svg:x="-3.333cm" svg:y="-5cm"/>
          <draw:glue-point draw:id="6" svg:x="1.666cm" svg:y="-5cm"/>
          <draw:glue-point draw:id="7" svg:x="3.333cm" svg:y="-5cm"/>
          <draw:glue-point draw:id="8" svg:x="1.666cm" svg:y="5cm"/>
          <draw:glue-point draw:id="9" svg:x="3.333cm" svg:y="5cm"/>
          <draw:glue-point draw:id="10" svg:x="-1.666cm" svg:y="5cm"/>
          <draw:glue-point draw:id="11" svg:x="-3.333cm" svg:y="5cm"/>
          <text:p text:style-name="P1"><text:span text:style-name="T1">raspberry pi</text:span></text:p>
          <draw:enhanced-geometry svg:viewBox="0 0 21600 21600" draw:type="rectangle" draw:enhanced-path="M 0 0 L 21600 0 21600 21600 0 21600 0 0 Z N"/>
        </draw:custom-shape>
        <draw:custom-shape draw:style-name="gr6" draw:text-style-name="P5" xml:id="id10" draw:id="id10" draw:layer="layout" svg:width="2.54cm" svg:height="1.27cm" svg:x="23.86cm" svg:y="10.525cm">
          <text:p text:style-name="P1">DUT</text:p>
          <draw:enhanced-geometry svg:viewBox="0 0 21600 21600" draw:type="rectangle" draw:enhanced-path="M 0 0 L 21600 0 21600 21600 0 21600 0 0 Z N"/>
        </draw:custom-shape>
        <draw:connector draw:style-name="gr7" draw:text-style-name="P2" draw:layer="layout" svg:x1="19.415cm" svg:y1="10.525cm" svg:x2="25.13cm" svg:y2="10.525cm" draw:start-shape="id9" draw:start-glue-point="0" draw:end-shape="id10" draw:end-glue-point="0" svg:d="M19415 10525v-501h5715v501" svg:viewBox="0 0 5716 502">
          <text:p text:style-name="P1"><text:span text:style-name="T2">USB (UART)</text:span></text:p>
        </draw:connector>
        <draw:custom-shape draw:style-name="gr8" draw:text-style-name="P4" xml:id="id11" draw:id="id11" draw:layer="layout" svg:width="1.27cm" svg:height="5.08cm" svg:x="14.97cm" svg:y="11.795cm">
          <draw:glue-point draw:id="4" svg:x="5cm" svg:y="-2.5cm"/>
          <draw:glue-point draw:id="5" svg:x="5cm" svg:y="2.5cm"/>
          <text:p text:style-name="P1"><text:span text:style-name="T1">ETH</text:span></text:p>
          <text:p text:style-name="P1"><text:span text:style-name="T1">switch</text:span></text:p>
          <draw:enhanced-geometry svg:viewBox="0 0 21600 21600" draw:type="rectangle" draw:enhanced-path="M 0 0 L 21600 0 21600 21600 0 21600 0 0 Z N"/>
        </draw:custom-shape>
        <draw:connector draw:style-name="gr2" draw:text-style-name="P2" draw:layer="layout" svg:x1="15.605cm" svg:y1="11.795cm" svg:x2="17.51cm" svg:y2="11.16cm" draw:start-shape="id11" draw:start-glue-point="0" draw:end-shape="id9" draw:end-glue-point="3" svg:d="M15605 11795v-635h1905" svg:viewBox="0 0 1906 636">
          <text:p/>
        </draw:connector>
        <draw:connector draw:style-name="gr2" draw:text-style-name="P2" draw:layer="layout" svg:x1="16.24cm" svg:y1="13.065cm" svg:x2="25.13cm" svg:y2="11.795cm" draw:start-shape="id11" draw:start-glue-point="4" draw:end-shape="id10" draw:end-glue-point="2" svg:d="M16240 13065h8890v-1270" svg:viewBox="0 0 8891 1271">
          <text:p/>
        </draw:connector>
        <draw:connector draw:style-name="gr7" draw:text-style-name="P2" draw:layer="layout" svg:x1="21.32cm" svg:y1="11.16cm" svg:x2="23.86cm" svg:y2="11.16cm" draw:start-shape="id9" draw:start-glue-point="1" draw:end-shape="id10" svg:d="M21320 11160h2540" svg:viewBox="0 0 2541 1">
          <text:p text:style-name="P1"><text:span text:style-name="T2">USB</text:span></text:p>
          <text:p text:style-name="P1"><text:span text:style-name="T2">(prog)</text:span></text:p>
        </draw:connector>
        <draw:custom-shape draw:style-name="gr5" draw:text-style-name="P4" xml:id="id12" draw:id="id12" draw:layer="layout" svg:width="3.81cm" svg:height="1.27cm" svg:x="17.51cm" svg:y="14.335cm">
          <draw:glue-point draw:id="4" svg:x="-1.666cm" svg:y="-5cm"/>
          <draw:glue-point draw:id="5" svg:x="-3.333cm" svg:y="-5cm"/>
          <draw:glue-point draw:id="6" svg:x="1.666cm" svg:y="-5cm"/>
          <draw:glue-point draw:id="7" svg:x="3.333cm" svg:y="-5cm"/>
          <draw:glue-point draw:id="8" svg:x="1.666cm" svg:y="5cm"/>
          <draw:glue-point draw:id="9" svg:x="3.333cm" svg:y="5cm"/>
          <draw:glue-point draw:id="10" svg:x="-1.666cm" svg:y="5cm"/>
          <draw:glue-point draw:id="11" svg:x="-3.333cm" svg:y="5cm"/>
          <text:p text:style-name="P1"><text:span text:style-name="T1">raspberry pi</text:span></text:p>
          <draw:enhanced-geometry svg:viewBox="0 0 21600 21600" draw:type="rectangle" draw:enhanced-path="M 0 0 L 21600 0 21600 21600 0 21600 0 0 Z N"/>
        </draw:custom-shape>
        <draw:custom-shape draw:style-name="gr6" draw:text-style-name="P5" xml:id="id13" draw:id="id13" draw:layer="layout" svg:width="2.54cm" svg:height="1.27cm" svg:x="23.86cm" svg:y="14.335cm">
          <text:p text:style-name="P1">DUT</text:p>
          <draw:enhanced-geometry svg:viewBox="0 0 21600 21600" draw:type="rectangle" draw:enhanced-path="M 0 0 L 21600 0 21600 21600 0 21600 0 0 Z N"/>
        </draw:custom-shape>
        <draw:connector draw:style-name="gr7" draw:text-style-name="P2" draw:layer="layout" svg:x1="19.415cm" svg:y1="14.335cm" svg:x2="25.13cm" svg:y2="14.335cm" draw:start-shape="id12" draw:start-glue-point="0" draw:end-shape="id13" draw:end-glue-point="0" svg:d="M19415 14335v-501h5715v501" svg:viewBox="0 0 5716 502">
          <text:p text:style-name="P1"><text:span text:style-name="T2">USB (UART)</text:span></text:p>
        </draw:connector>
        <draw:connector draw:style-name="gr2" draw:text-style-name="P2" draw:layer="layout" draw:line-skew="-3.175cm" svg:x1="16.24cm" svg:y1="15.605cm" svg:x2="25.13cm" svg:y2="15.605cm" draw:start-shape="id11" draw:start-glue-point="5" draw:end-shape="id13" draw:end-glue-point="2" svg:d="M16240 15605h635v501h8255v-501" svg:viewBox="0 0 8891 502">
          <text:p/>
        </draw:connector>
        <draw:connector draw:style-name="gr7" draw:text-style-name="P2" draw:layer="layout" svg:x1="21.32cm" svg:y1="14.97cm" svg:x2="23.86cm" svg:y2="14.97cm" draw:start-shape="id12" draw:start-glue-point="1" draw:end-shape="id13" svg:d="M21320 14970h2540" svg:viewBox="0 0 2541 1">
          <text:p text:style-name="P1"><text:span text:style-name="T2">USB</text:span></text:p>
          <text:p text:style-name="P1"><text:span text:style-name="T2">(prog)</text:span></text:p>
        </draw:connector>
        <draw:connector draw:style-name="gr2" draw:text-style-name="P2" draw:layer="layout" svg:x1="16.24cm" svg:y1="14.335cm" svg:x2="17.51cm" svg:y2="14.97cm" draw:start-shape="id11" draw:start-glue-point="1" draw:end-shape="id12" draw:end-glue-point="3" svg:d="M16240 14335h635v635h635" svg:viewBox="0 0 1271 636">
          <text:p/>
        </draw:connector>
        <draw:connector draw:style-name="gr2" draw:text-style-name="P2" draw:layer="layout" svg:x1="12.43cm" svg:y1="8.62cm" svg:x2="14.97cm" svg:y2="14.335cm" draw:start-shape="id1" draw:end-shape="id11" draw:end-glue-point="3" svg:d="M12430 8620h1271v5715h1269" svg:viewBox="0 0 2541 571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fo:text-align="start"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8T08:43:38.358000000</meta:creation-date>
    <dc:date>2017-11-25T10:48:51.638571504</dc:date>
    <meta:editing-duration>PT11M42S</meta:editing-duration>
    <meta:editing-cycles>3</meta:editing-cycles>
    <meta:generator>LibreOffice/5.4.2.2.0$Linux_X86_64 LibreOffice_project/40m0$Build-2</meta:generator>
    <meta:document-statistic meta:object-count="35"/>
  </office:meta>
</office:document-meta>
</file>